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Code">
      <style:text-properties officeooo:paragraph-rsid="01776f98"/>
    </style:style>
    <style:style style:name="P235" style:family="paragraph" style:parent-style-name="Heading_20_1">
      <style:text-properties officeooo:rsid="0239c4e6" officeooo:paragraph-rsid="0239c4e6"/>
    </style:style>
    <style:style style:name="P236" style:family="paragraph" style:parent-style-name="Heading_20_1">
      <style:text-properties officeooo:rsid="0216e726" officeooo:paragraph-rsid="0216e726"/>
    </style:style>
    <style:style style:name="P237" style:family="paragraph" style:parent-style-name="Heading_20_1">
      <style:text-properties officeooo:rsid="0211605f" officeooo:paragraph-rsid="0211605f"/>
    </style:style>
    <style:style style:name="P238" style:family="paragraph" style:parent-style-name="Heading_20_1">
      <style:text-properties officeooo:rsid="0209bf0f" officeooo:paragraph-rsid="0209bf0f"/>
    </style:style>
    <style:style style:name="P239" style:family="paragraph" style:parent-style-name="Heading_20_1">
      <style:text-properties officeooo:rsid="01eb4703" officeooo:paragraph-rsid="01eb4703"/>
    </style:style>
    <style:style style:name="P240" style:family="paragraph" style:parent-style-name="Heading_20_1">
      <style:text-properties officeooo:rsid="01de7f16" officeooo:paragraph-rsid="01de7f16"/>
    </style:style>
    <style:style style:name="P241" style:family="paragraph" style:parent-style-name="Heading_20_1">
      <style:text-properties officeooo:rsid="01dac2eb" officeooo:paragraph-rsid="01e05fd8"/>
    </style:style>
    <style:style style:name="P242" style:family="paragraph" style:parent-style-name="Heading_20_1">
      <style:text-properties officeooo:rsid="01cfe44c" officeooo:paragraph-rsid="01cfe44c"/>
    </style:style>
    <style:style style:name="P243" style:family="paragraph" style:parent-style-name="Heading_20_1">
      <style:text-properties officeooo:rsid="01c54b7c" officeooo:paragraph-rsid="01c54b7c"/>
    </style:style>
    <style:style style:name="P244" style:family="paragraph" style:parent-style-name="Heading_20_1">
      <style:text-properties officeooo:rsid="01b85821" officeooo:paragraph-rsid="01b85821"/>
    </style:style>
    <style:style style:name="P245" style:family="paragraph" style:parent-style-name="Heading_20_1">
      <style:text-properties officeooo:rsid="01b44072" officeooo:paragraph-rsid="01b44072"/>
    </style:style>
    <style:style style:name="P246" style:family="paragraph" style:parent-style-name="Heading_20_1">
      <style:text-properties officeooo:rsid="01a7009d" officeooo:paragraph-rsid="01a7009d"/>
    </style:style>
    <style:style style:name="P247" style:family="paragraph" style:parent-style-name="Heading_20_1">
      <style:text-properties officeooo:rsid="019d12ac" officeooo:paragraph-rsid="019d12ac"/>
    </style:style>
    <style:style style:name="P248" style:family="paragraph" style:parent-style-name="Heading_20_1">
      <style:text-properties officeooo:rsid="017fa5dc" officeooo:paragraph-rsid="019fb546"/>
    </style:style>
    <style:style style:name="P249" style:family="paragraph" style:parent-style-name="Heading_20_1">
      <style:text-properties officeooo:rsid="015d630f" officeooo:paragraph-rsid="01940c5f"/>
    </style:style>
    <style:style style:name="P250" style:family="paragraph" style:parent-style-name="Heading_20_1">
      <style:text-properties officeooo:rsid="0144afae" officeooo:paragraph-rsid="0144afae"/>
    </style:style>
    <style:style style:name="P251" style:family="paragraph" style:parent-style-name="Heading_20_1">
      <style:text-properties officeooo:rsid="01136f79" officeooo:paragraph-rsid="01136f79"/>
    </style:style>
    <style:style style:name="P252" style:family="paragraph" style:parent-style-name="Heading_20_1">
      <style:text-properties officeooo:rsid="00d82c07" officeooo:paragraph-rsid="00d82c07"/>
    </style:style>
    <style:style style:name="P253" style:family="paragraph" style:parent-style-name="Heading_20_1">
      <style:text-properties officeooo:rsid="00bb188e" officeooo:paragraph-rsid="00bb188e"/>
    </style:style>
    <style:style style:name="P254" style:family="paragraph" style:parent-style-name="Heading_20_1">
      <style:text-properties officeooo:rsid="007429df" officeooo:paragraph-rsid="007429df"/>
    </style:style>
    <style:style style:name="P255" style:family="paragraph" style:parent-style-name="Heading_20_1">
      <style:text-properties officeooo:rsid="0034ffb8" officeooo:paragraph-rsid="0034ffb8"/>
    </style:style>
    <style:style style:name="P256" style:family="paragraph" style:parent-style-name="Heading_20_1">
      <style:text-properties officeooo:rsid="002ddd9f" officeooo:paragraph-rsid="006c48d6"/>
    </style:style>
    <style:style style:name="P257" style:family="paragraph" style:parent-style-name="Heading_20_1">
      <style:text-properties officeooo:rsid="0022a503" officeooo:paragraph-rsid="0022a503"/>
    </style:style>
    <style:style style:name="P258" style:family="paragraph" style:parent-style-name="Heading_20_1">
      <style:text-properties officeooo:rsid="001d247e" officeooo:paragraph-rsid="00277837"/>
    </style:style>
    <style:style style:name="P259" style:family="paragraph" style:parent-style-name="Heading_20_1">
      <style:text-properties officeooo:rsid="023f6ed0" officeooo:paragraph-rsid="023f6ed0"/>
    </style:style>
    <style:style style:name="P260" style:family="paragraph" style:parent-style-name="Text_20_body" style:list-style-name="L1">
      <style:text-properties officeooo:rsid="01267bc1" officeooo:paragraph-rsid="01267bc1"/>
    </style:style>
    <style:style style:name="P261" style:family="paragraph" style:parent-style-name="Text_20_body" style:list-style-name="L2">
      <style:text-properties officeooo:paragraph-rsid="0084ac1f"/>
    </style:style>
    <style:style style:name="P262" style:family="paragraph" style:parent-style-name="Text_20_body" style:list-style-name="L2">
      <style:text-properties officeooo:rsid="008374c9" officeooo:paragraph-rsid="008374c9"/>
    </style:style>
    <style:style style:name="P263" style:family="paragraph" style:parent-style-name="Text_20_body" style:list-style-name="L2">
      <style:text-properties officeooo:rsid="0086622e" officeooo:paragraph-rsid="0086622e"/>
    </style:style>
    <style:style style:name="P264" style:family="paragraph" style:parent-style-name="Text_20_body" style:list-style-name="L2">
      <style:text-properties officeooo:rsid="0086ebbe" officeooo:paragraph-rsid="0086ebbe"/>
    </style:style>
    <style:style style:name="P265" style:family="paragraph" style:parent-style-name="Text_20_body" style:list-style-name="L3">
      <style:text-properties officeooo:rsid="00886cd4" officeooo:paragraph-rsid="00886cd4"/>
    </style:style>
    <style:style style:name="P266" style:family="paragraph" style:parent-style-name="Text_20_body" style:list-style-name="L3">
      <style:text-properties officeooo:rsid="008baa08" officeooo:paragraph-rsid="008baa08"/>
    </style:style>
    <style:style style:name="P267" style:family="paragraph" style:parent-style-name="Text_20_body" style:list-style-name="L3">
      <style:text-properties officeooo:rsid="00981d50" officeooo:paragraph-rsid="00981d50"/>
    </style:style>
    <style:style style:name="P268" style:family="paragraph" style:parent-style-name="Text_20_body" style:list-style-name="L3">
      <style:text-properties officeooo:rsid="009c6041" officeooo:paragraph-rsid="009c6041"/>
    </style:style>
    <style:style style:name="P269" style:family="paragraph" style:parent-style-name="Text_20_body" style:list-style-name="L3">
      <style:text-properties officeooo:rsid="008f5ccb" officeooo:paragraph-rsid="008f5ccb"/>
    </style:style>
    <style:style style:name="P270" style:family="paragraph" style:parent-style-name="Text_20_body" style:list-style-name="L3">
      <style:text-properties officeooo:rsid="009d1f7b" officeooo:paragraph-rsid="009d1f7b"/>
    </style:style>
    <style:style style:name="P271" style:family="paragraph" style:parent-style-name="Text_20_body" style:list-style-name="L4">
      <style:text-properties officeooo:rsid="002ddd9f" officeooo:paragraph-rsid="002ddd9f"/>
    </style:style>
    <style:style style:name="P272" style:family="paragraph" style:parent-style-name="Text_20_body" style:list-style-name="L4">
      <style:text-properties officeooo:rsid="00311d8b" officeooo:paragraph-rsid="00311d8b"/>
    </style:style>
    <style:style style:name="P273" style:family="paragraph" style:parent-style-name="Text_20_body" style:list-style-name="L4">
      <style:text-properties officeooo:rsid="00327102" officeooo:paragraph-rsid="00327102"/>
    </style:style>
    <style:style style:name="P274" style:family="paragraph" style:parent-style-name="Text_20_body">
      <style:text-properties officeooo:rsid="023f6ed0" officeooo:paragraph-rsid="023f6ed0"/>
    </style:style>
    <style:style style:name="P275" style:family="paragraph" style:parent-style-name="Text_20_body">
      <style:text-properties officeooo:rsid="023fef79" officeooo:paragraph-rsid="023fef79"/>
    </style:style>
    <style:style style:name="P27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8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8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8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8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officeooo:rsid="0223831e"/>
    </style:style>
    <style:style style:name="T279" style:family="text">
      <style:text-properties officeooo:rsid="02278fd1"/>
    </style:style>
    <style:style style:name="T280" style:family="text">
      <style:text-properties officeooo:rsid="0228e7cb"/>
    </style:style>
    <style:style style:name="T281" style:family="text">
      <style:text-properties officeooo:rsid="022a3e6e"/>
    </style:style>
    <style:style style:name="T282" style:family="text">
      <style:text-properties officeooo:rsid="022bf42a"/>
    </style:style>
    <style:style style:name="T283" style:family="text">
      <style:text-properties officeooo:rsid="022d186b"/>
    </style:style>
    <style:style style:name="T284" style:family="text">
      <style:text-properties officeooo:rsid="022f2fdd"/>
    </style:style>
    <style:style style:name="T285" style:family="text">
      <style:text-properties officeooo:rsid="02303345"/>
    </style:style>
    <style:style style:name="T286" style:family="text">
      <style:text-properties officeooo:rsid="0230f61e"/>
    </style:style>
    <style:style style:name="T287" style:family="text">
      <style:text-properties officeooo:rsid="023219eb"/>
    </style:style>
    <style:style style:name="T288" style:family="text">
      <style:text-properties officeooo:rsid="02332744"/>
    </style:style>
    <style:style style:name="T289" style:family="text">
      <style:text-properties officeooo:rsid="0234e0d1"/>
    </style:style>
    <style:style style:name="T290" style:family="text">
      <style:text-properties officeooo:rsid="0235e9be"/>
    </style:style>
    <style:style style:name="T291" style:family="text">
      <style:text-properties officeooo:rsid="0237562f"/>
    </style:style>
    <style:style style:name="T292" style:family="text">
      <style:text-properties officeooo:rsid="02387f55"/>
    </style:style>
    <style:style style:name="T293" style:family="text">
      <style:text-properties officeooo:rsid="023acc41"/>
    </style:style>
    <style:style style:name="T294" style:family="text">
      <style:text-properties officeooo:rsid="023cfce7"/>
    </style:style>
    <style:style style:name="T295" style:family="text">
      <style:text-properties officeooo:rsid="023e821a"/>
    </style:style>
    <style:style style:name="T29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9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9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59" text:outline-level="1" text:is-list-header="true">Mar 15, 2023</text:h>
      <text:p text:style-name="P274">Translated the Interpreter pattern code from C++ to Python. <text:s/>Updated the write-up to use a table form of the links to the interpreter class.</text:p>
      <text:p text:style-name="P275">Translated the Iterator pattern code from C++ to Python. <text:s/>Updated the write-up to use a table form of the links to the iterator class.</text:p>
      <text:p text:style-name="P27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h text:style-name="P235" text:outline-level="1" text:is-list-header="true">Mar 14, 2023</text:h>
      <text:p text:style-name="P231">Modified flyweight_classes.Helpers.readkey() to use sys.stdin.read(1) instead of relying on msvcrt.getch().</text:p>
      <text:p text:style-name="P231">Revi<text:span text:style-name="T293">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294">_object = Lock()</text:span></text:p>
      <text:p text:style-name="Code">def foo():</text:p>
      <text:p text:style-name="Code"><text:s text:c="4"/><text:span text:style-name="T294">with lock_object:</text:span></text:p>
      <text:p text:style-name="Code"><text:s text:c="8"/><text:span text:style-name="T294">#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295">moved the </text:span>CreateWindow() to <text:span text:style-name="T295">the new class MessageWindowFactory, again defined after the MessageWindow class.</text:span></text:p>
      <text:h text:style-name="P236" text:outline-level="1" text:is-list-header="true"><text:soft-page-break/>Mar 13, 2023</text:h>
      <text:p text:style-name="P215">Translated the Decorator pattern code from C++ to Python.</text:p>
      <text:p text:style-name="P215">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 <text:s/></text:span><text:span text:style-name="T281">Also, curses has keyboard read capability.</text:span></text:p>
      <text:p text:style-name="P216">Note: Windows Terminal and PowerShell both support colors automatically; <text:span text:style-name="T275">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76">= </text:span>0x0004</text:p>
      <text:p text:style-name="Code">ENABLE_WRAP_AT_EOL_OUTPUT <text:span text:style-name="T276">= </text:span>0x0002</text:p>
      <text:p text:style-name="Code">ENABLE_PROCESSED_OUTPUT <text:span text:style-name="T276">=</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77">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78">Done. <text:s/>Added enablevtmode.py to the main package directory and added it to __main__.py.</text:span></text:p>
      <text:p text:style-name="P221">Translated the Facade pattern code from <text:span text:style-name="T280">C++ to Python.</text:span></text:p>
      <text:p text:style-name="P222"><text:soft-page-break/>I just noticed that the C# Facade example puts the high level and low level interfaces on the same class representing the complicated sub-system. <text:s/>Whereas the C++ and Python examples have a separate high level class that wraps the low level interface. <text:s/><text:span text:style-name="T279">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2">That means the checkforkey() appears to be hanging. <text:s/></text:span><text:span text:style-name="T283">Ah. <text:s/>getcursorpostition() is hanging waiting for the input. <text:s/></text:span><text:span text:style-name="T284">I</text:span><text:span text:style-name="T283">f I press Ctrl-Z, the input read is completed </text:span><text:span text:style-name="T284">and the animation proceeds, but the screen continually scrolls as though the setcursorposition() is not working. <text:s/></text:span><text:span text:style-name="T285">Actually, what is happening is the cursor position is not getting read </text:span><text:span text:style-name="T286">in.</text:span></text:p>
      <text:p text:style-name="P225">Ah. <text:s/>The sys.stdin.read() needs the exact number of characters to fetch. <text:s/><text:span text:style-name="T287">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88">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89">Ah. <text:s/>I accidentally deleted the necessary ';' in the string for setting the cursor position. <text:s/></text:span><text:span text:style-name="T290">And it now works but I'm off by one line when setting the prompt, causing the screen to scroll. <text:s/></text:span><text:span text:style-name="T291">Fixed. <text:s/>I was printing one line too many in _Flyweight_ShowDisplay(). <text:s/></text:span><text:span text:style-name="T292">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37"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7"><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7"><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9"><text:soft-page-break/>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1">Will modify the others as I complete the Python code.</text:span></text:p>
      <text:h text:style-name="P238"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69">If the abstract method is not overridden, </text:span>Python will complain about missing methods:</text:p>
      <text:p text:style-name="Code">TypeError: Can't instantiate abstract class <text:span text:style-name="T269">Foo</text:span> with abstract method <text:span text:style-name="T269">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4">after</text:span> the __init__() method and its documentation.</text:p>
      <text:p text:style-name="P204"><text:soft-page-break/></text:p>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0">For example:</text:span></text:p>
      <text:p text:style-name="Code">@ref DesignPatternExamples_python.composite.composite_exercise.Composite_Exercise "Composite_Exercise"()</text:p>
      <text:p text:style-name="P207">It is, unfortunately, quite long and complicated.</text:p>
      <text:h text:style-name="P239"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1">Hmm.</text:span> <text:s/><text:span text:style-name="T257">If I modify the closing C++ marker to from this:</text:span></text:p>
      <text:p text:style-name="Code">//! <text:span text:style-name="T257">[Using Command in C++]</text:span></text:p>
      <text:p text:style-name="P188">To this:</text:p>
      <text:p text:style-name="Code">// ! [Using Command in C++]</text:p>
      <text:p text:style-name="P188"><text:soft-page-break/>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9">Fixed all snippet markers in C# to be "<text:span text:style-name="T25">// ! [marker text]</text:span>".</text:p>
      <text:p text:style-name="P190">Fixed all snippet markers in C++ to be <text:span text:style-name="T260">"</text:span><text:span text:style-name="T29">// ! [marker text]</text:span><text:span text:style-name="T260">".</text:span></text:p>
      <text:p text:style-name="P191">Unfortunately, a<text:span text:style-name="T256">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ext:span><text:soft-page-break/><text:span text:style-name="T267">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68">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40"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text:soft-page-break/>##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41" text:outline-level="1" text:is-list-header="true">Mar 8, 2023</text:h>
      <text:p text:style-name="P174">Translated the State pattern from C# to C++. <text:s/>Includes write-up and diagram image. <text:s/><text:span text:style-name="T246">I would like to add an actual state diagram as well, just to show that off.</text:span></text:p>
      <text:p text:style-name="P171">Translated the Strategy pattern from C# to C++. <text:s/>Includes diagram image and tweaks to write-up.</text:p>
      <text:h text:style-name="P242" text:outline-level="1" text:is-list-header="true">Mar 7, 2023</text:h>
      <text:p text:style-name="P163">Translated the Null Object pattern from C# to C++.</text:p>
      <text:p text:style-name="P163"><text:soft-page-break/>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44">Done.</text:span></text:p>
      <text:p text:style-name="P168">Added Null Object diagram image. <text:s/>Added links to Null Object classes to the write-up.</text:p>
      <text:h text:style-name="P243"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1">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text:soft-page-break/>it does not exist as a formal pattern in that book. <text:s/><text:span text:style-name="T237">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38">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2">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44"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ext:soft-page-break/>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6">Need to update the Mediator write-up and add a diagram image.</text:p>
      <text:h text:style-name="P245"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46" text:outline-level="1" text:is-list-header="true">Mar 3, 2023</text:h>
      <text:p text:style-name="P143">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25">Define a mutex as a class member (or global, if classes aren't used):</text:span></text:p>
      <text:p text:style-name="P127"><text:span text:style-name="T226">#include</text:span><text:span text:style-name="T78"> </text:span><text:span text:style-name="T214">&lt;</text:span><text:span text:style-name="T215">mutex</text:span><text:span text:style-name="T214">&gt;</text:span></text:p>
      <text:p text:style-name="P127"><text:span text:style-name="T79">std::</text:span><text:span text:style-name="T208">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47" text:outline-level="1" text:is-list-header="true"><text:soft-page-break/>Mar 2, 2023</text:h>
      <text:p text:style-name="P138">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1">(</text:span>element<text:span text:style-name="T221">)</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2">C</text:span>onvert<text:span text:style-name="T222">ed</text:span> the Command pattern from C# to C++. <text:s/><text:span text:style-name="T222">Including write-up and diagram image.</text:span></text:p>
      <text:h text:style-name="P248" text:outline-level="1" text:is-list-header="true">Mar 1, 2023</text:h>
      <text:p text:style-name="P128">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text:span><text:soft-page-break/><text:span text:style-name="T194">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8">return Inventory.ContainsKey(item) </text:span><text:span text:style-name="T199">&amp;&amp;</text:span><text:span text:style-name="T198"> Inventory[item] &gt; 0;</text:span></text:p>
      <text:p text:style-name="P120">}</text:p>
      <text:p text:style-name="P120"/>
      <text:p text:style-name="P124">void AddItemToInventory(string item)</text:p>
      <text:p text:style-name="P124">{</text:p>
      <text:p text:style-name="P125"><text:s text:c="4"/>if (!Inventory.ContainsKey(<text:span text:style-name="T203">i</text:span>tem))</text:p>
      <text:p text:style-name="P125"><text:s text:c="4"/>{</text:p>
      <text:p text:style-name="P125"><text:s text:c="8"/>Inventory.Add(<text:span text:style-name="T203">i</text:span>tem, 1);</text:p>
      <text:p text:style-name="P125"><text:s text:c="4"/>}</text:p>
      <text:p text:style-name="P125"><text:s text:c="4"/>else</text:p>
      <text:p text:style-name="P125"><text:s text:c="4"/>{</text:p>
      <text:p text:style-name="P125"><text:s text:c="8"/>Inventory[<text:span text:style-name="T203">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3"><text:s text:c="12"/>// <text:span text:style-name="T202">The ordered item has no ingredients </text:span><text:span text:style-name="T201">so </text:span><text:span text:style-name="T202">the</text:span></text:p>
      <text:p text:style-name="P123"><text:span text:style-name="T201"><text:s text:c="12"/>// ordered item </text:span><text:span text:style-name="T202">is </text:span><text:span text:style-name="T201">magically added to inventory</text:span></text:p>
      <text:p text:style-name="P122"><text:s text:c="8"/><text:span text:style-name="T200">}</text:span></text:p>
      <text:p text:style-name="P125"><text:s text:c="8"/><text:span text:style-name="T203">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oft-page-break/><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5">ToBePickedUp</text:span>);</text:p>
      <text:p text:style-name="P126"><text:s text:c="8"/>Inventory[item<text:span text:style-name="T205">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7"><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7"><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7"><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7"><text:soft-page-break/><text:span text:style-name="T211">shop</text:span><text:span text:style-name="T213">-&gt;</text:span><text:span text:style-name="T212">SetVillage</text:span><text:span text:style-name="T78">(</text:span><text:span text:style-name="T92">this</text:span><text:span text:style-name="T78">);</text:span></text:p>
      <text:p text:style-name="P127"><text:span text:style-name="T211">shop</text:span><text:span text:style-name="T213">-&gt;</text:span><text:span text:style-name="T212">SetIngredientsForItems</text:span><text:span text:style-name="T78">(</text:span><text:span text:style-name="T207">MapOfStrings</text:span><text:span text:style-name="T78">{</text:span></text:p>
      <text:p text:style-name="P127"><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7"><text:s text:c="4"/>});</text:p>
      <text:p text:style-name="P127"><text:span text:style-name="T78">shops.</text:span><text:span text:style-name="T212">push_back</text:span><text:span text:style-name="T78">(</text:span><text:span text:style-name="T211">shop</text:span><text:span text:style-name="T78">); <text:s text:c="2"/></text:span><text:span text:style-name="T142">&lt;===</text:span></text:p>
      <text:p text:style-name="P129">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his one has me <text:span text:style-name="T217">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49"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7">Shop</text:span>, his buns from Oxel's Breads and Buns Bakery, his ketchup, mustard and mayonnaise from Connie's Condiments, <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0">grocery, </text:span>and manufacturing. <text:s/>All the shops would have a few operations in common, such as taking an order and fulfilling an order.</text:p>
      <text:p text:style-name="P111">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1">seldom </text:span>change.</text:p>
      <text:p text:style-name="P114">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text:span><text:soft-page-break/><text:span text:style-name="T178">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5">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50"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2">This is what I had to do (in essence):</text:span></text:p>
      <text:p text:style-name="Code"><text:soft-page-break/>HANDLE hStdIn <text:span text:style-name="T186">= NULL</text:span>;</text:p>
      <text:p text:style-name="Code">DWORD inputMode;</text:p>
      <text:p text:style-name="Code"/>
      <text:p text:style-name="Code">void _init_console_mode()</text:p>
      <text:p text:style-name="Code">{</text:p>
      <text:p text:style-name="Code"><text:s text:c="4"/><text:span text:style-name="T186">if (hStdIn == NULL)</text:span></text:p>
      <text:p text:style-name="Code"><text:s text:c="4"/><text:span text:style-name="T186">{</text:span></text:p>
      <text:p text:style-name="Code"><text:s text:c="8"/>hStdIn = ::GetStdHandle(STD_INPUT_HANDLE);</text:p>
      <text:p text:style-name="P109"><text:s text:c="8"/>::GetConsoleMode(hStdIn, &amp;inputMode);</text:p>
      <text:p text:style-name="P109"><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6">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text:soft-page-break/>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text:soft-page-break/>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260">Make sure the parameters are different so overloading allows both to exist.</text:p>
        </text:list-item>
        <text:list-item>
          <text:p text:style-name="P260">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3">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oft-page-break/><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6"><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hen to restore the position, &lt;ESC&gt;8 then &lt;ESC&gt;7 (I'm assuming the memory is lost after a restore </text:span><text:span text:style-name="T151">but if it isn't, drop the &lt;ESC&gt;7)</text:span><text:span text:style-name="T150">.</text:span></text:p>
      <text:p text:style-name="P97"><text:span text:style-name="T154">To hide the cursor: "\x1b</text:span>[?25l<text:span text:style-name="T154">" </text:span><text:span text:style-name="T155">(lowercase el).</text:span></text:p>
      <text:p text:style-name="P97"><text:span text:style-name="T154">To show the cursor: "\x1b</text:span>[?25h <text:span text:style-name="T154">".</text:span></text:p>
      <text:p text:style-name="P98">Implemented cursor stuff (helpers/cursor.h/cursor.cpp).</text:p>
      <text:p text:style-name="P98">Implemented helpers::readkey() and helpers::checkforkey().</text:p>
      <text:p text:style-name="P98">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text:soft-page-break/>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text:soft-page-break/>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text:soft-page-break/>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text:soft-page-break/>&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51"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1">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52" text:outline-level="1" text:is-list-header="true">Feb 24, 2023</text:h>
      <text:p text:style-name="P73">Translated Decorator pattern to C++. <text:s/>Created argumentnull_error exception in cplusplus/helpers. <text:s/>Modeled roughly after C#'s ArgumentNullException.</text:p>
      <text:p text:style-name="P73"><text:soft-page-break/>Created compiler experiment area in c:\work\vs2022\compilertests. <text:s/>Using work.cpp as the place to do experiments. <text:s/>Added build.cmd to build work.cpp into an executable using /std:c++20 /Zc:__cplusplus parameters.</text:p>
      <text:p text:style-name="P73"><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text:span><text:soft-page-break/><text:span text:style-name="T115">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3">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DesignPatternExamples_cpp project do not show the inclusion of the C++ runtime library other than with /MD </text:span><text:span text:style-name="T126">(in the compiler settings).</text:span></text:p>
      <text:p text:style-name="P79">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text:soft-page-break/>But either way, I don't get that &lt;atomic&gt; warning, <text:span text:style-name="T128">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2">and C#</text:span> Decorator example to use a Decorator base class for all decorators.</text:p>
      <text:h text:style-name="P253" text:outline-level="1" text:is-list-header="true"><text:soft-page-break/>Feb 23, 2023</text:h>
      <text:p text:style-name="P62">I need to flesh out the description of each pattern to describe and, if possible, to show the specific example.</text:p>
      <text:p text:style-name="P62">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7">Example snippet <text:span text:style-name="T103">(used in adapter.md):</text:span></text:p>
      <text:p text:style-name="Code">@snippet cplusplus/program.cpp Using Adapter in C++</text:p>
      <text:p text:style-name="P67">In program.cpp, I added the following to before and after <text:span text:style-name="T103">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0">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1">I'm going to leave this alone for now.</text:span></text:p>
      <text:p text:style-name="P66">I wanted to put in a link to the source file declaring the DataReaderWriter class but I can't find a way to do that in doxygen. <text:s/><text:span text:style-name="T102">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text:soft-page-break/>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1">And I eventually got it all to work! <text:s/><text:span text:style-name="T108">Committed my changes.</text:span></text:p>
      <text:p text:style-name="P72">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9">Removed the IFileDirEntry interface from both C++ and C#.</text:p>
      <text:p text:style-name="P170">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54" text:outline-level="1" text:is-list-header="true">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text:soft-page-break/>#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62">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63"><text:soft-page-break/>The disadvantage of markdown is the page name must be explicitly used and the link text must be explicitly given.</text:p>
            </text:list-item>
            <text:list-item>
              <text:p text:style-name="P264">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62">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61">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265">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66">Doxygen does not interpret this <text:span text:style-name="T61">the same way</text:span>. <text:s/>Doxygen ignores the alt text and converts the title into a caption under the image.</text:p>
            </text:list-item>
            <text:list-item>
              <text:p text:style-name="P267">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68">The "image" class centers the image.</text:p>
            </text:list-item>
          </text:list>
        </text:list-item>
        <text:list-item>
          <text:p text:style-name="P269">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70">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ext:soft-page-break/>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3">markdown for the</text:span> See Also links and Doxygen @ref for the links. <text:s/><text:span text:style-name="T83">For example:</text:span></text:p>
      <text:p text:style-name="Code">### See Also</text:p>
      <text:p text:style-name="Code">- @ref mainpage "Main Page"</text:p>
      <text:p text:style-name="P56">This works because the Markdown processor being used supports HTML in Markdown. <text:s/><text:span text:style-name="T84">I just think it's a little less confusing seeing mostly HTML in a Markdown file. <text:s/></text:span><text:span text:style-name="T89">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oft-page-break/><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2">&lt;/</text:span><text:span text:style-name="T73">p</text:span><text:span text:style-name="T92">&gt;</text:span></text:p>
      <text:p text:style-name="P127"><text:span text:style-name="T92">&lt;/</text:span><text:span text:style-name="T73">div</text:span><text:span text:style-name="T92">&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4">which prevents a blank line from appearing between the paragraphs.</text:span></text:p>
      <text:p text:style-name="P38"/>
      <text:p text:style-name="P58">Nope, I'm going back to markdown only and live with the image at the top of the expl<text:span text:style-name="T95">a</text:span>nation.</text:p>
      <text:p text:style-name="P58"/>
      <text:p text:style-name="P59">Note: At the moment, the html folder containing the output of doxygen is 8.32 megabytes in size.</text:p>
      <text:p text:style-name="P60">Added bridge.md as the <text:span text:style-name="T96">discussion</text:span> of the bridge pattern.</text:p>
      <text:h text:style-name="P255"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277" svg:width="2.3004in" svg:height="2.2189in" svg:x="0in" svg:y="0in"><text:p text:style-name="P276"><text:span text:style-name="T29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78" xml:id="id2" draw:id="id2" svg:width="1.1098in" svg:height="1.2713in" svg:x="3.7in" svg:y="0.4264in"><text:p text:style-name="P276"><text:span text:style-name="T296">External</text:span></text:p><text:p text:style-name="P276"><text:span text:style-name="T296">component</text:span></text:p><draw:enhanced-geometry svg:viewBox="0 0 21600 21600" draw:type="rectangle" draw:enhanced-path="M 0 0 L 21600 0 21600 21600 0 21600 0 0 Z N"/></draw:custom-shape><draw:custom-shape draw:name="Shape 11" draw:style-name="gr4" draw:text-style-name="P280" svg:width="0.5543in" svg:height="0.3307in" svg:x="0.3457in" svg:y="0.1634in"><text:p text:style-name="P279"><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80" svg:width="0.5539in" svg:height="0.3307in" svg:x="1.4in" svg:y="0.1437in"><text:p text:style-name="P279"><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82" xml:id="id1" draw:id="id1" svg:width="0.635in" svg:height="0.4335in" svg:x="1.4252in" svg:y="0.8437in"><text:p text:style-name="P281"><text:span text:style-name="T298">Adapter</text:span></text:p><text:p text:style-name="P281"><text:span text:style-name="T29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80" svg:width="0.5543in" svg:height="0.3307in" svg:x="1.3709in" svg:y="1.4882in"><text:p text:style-name="P279"><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80" svg:width="0.5543in" svg:height="0.3307in" svg:x="0.6209in" svg:y="1.7437in"><text:p text:style-name="P279"><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80" svg:width="0.5539in" svg:height="0.3307in" svg:x="0.7in" svg:y="1.3382in"><text:p text:style-name="P279"><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80" svg:width="0.5543in" svg:height="0.3303in" svg:x="0.7957in" svg:y="0.5189in"><text:p text:style-name="P279"><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83"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text:soft-page-break/>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56"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71">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72">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73">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73">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257"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58"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5T11:46:42.299000000</dc:date>
    <dc:creator>Stephen P Lepisto</dc:creator>
    <meta:editing-duration>P3DT22H2M49S</meta:editing-duration>
    <meta:editing-cycles>348</meta:editing-cycles>
    <meta:generator>LibreOffice/7.5.0.3$Windows_X86_64 LibreOffice_project/c21113d003cd3efa8c53188764377a8272d9d6de</meta:generator>
    <meta:document-statistic meta:table-count="1" meta:image-count="0" meta:object-count="0" meta:page-count="41" meta:paragraph-count="855" meta:word-count="13694" meta:character-count="102857" meta:non-whitespace-character-count="87553"/>
  </office:meta>
</office:document-meta>
</file>